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style:style style:name="P8" style:family="paragraph" style:parent-style-name="Standard" style:list-style-name="L5">
      <style:paragraph-properties fo:text-align="start" style:justify-single-word="false"/>
    </style:style>
    <style:style style:name="P9" style:family="paragraph" style:parent-style-name="Standard" style:list-style-name="L6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s</text:p>
      <text:list xml:id="list1131340797732758166" text:style-name="L1">
        <text:list-item>
          <text:p text:style-name="P4">Présentation du pays :</text:p>
        </text:list-item>
      </text:list>
      <text:p text:style-name="P2">En tant que personne n'habitant pas à Taïwan, je souhaite un site web qui me permette d'en apprendre sur Taïwan dans tout ses aspects, les caractéristiques de son territoire, son peuple.</text:p>
      <text:p text:style-name="P2">En tant que personne habitant à Taïwan, je souhaite un site web qui me permette d'en apprendre plus sur mon pays, dans tout ses aspects, les caractéristiques de son territoire, son peuple.</text:p>
      <text:p text:style-name="P2"/>
      <text:list xml:id="list2728518250214814283" text:style-name="L3">
        <text:list-item>
          <text:p text:style-name="P6">Création de compte :</text:p>
        </text:list-item>
      </text:list>
      <text:p text:style-name="P2">En tant que personne n'habitant pas à Taïwan, je souhaite un site qui me donne accès à une demande de passeport taïwanais par la création d'un compte.</text:p>
      <text:p text:style-name="P2"/>
      <text:list xml:id="list1590183743408745441" text:style-name="L4">
        <text:list-item>
          <text:p text:style-name="P7">Mon profil :</text:p>
        </text:list-item>
      </text:list>
      <text:p text:style-name="P2">En tant que personne n'habitant pas à Taïwan, je souhaite un site qui me permette de voir mon profil personnel auprès de ce site, de voir l'état d'avancement de mes demandes de passeport.</text:p>
      <text:p text:style-name="P2"/>
      <text:list xml:id="list30725574" text:continue-numbering="true" text:style-name="L4">
        <text:list-item>
          <text:p text:style-name="P7">Demande passeport :</text:p>
        </text:list-item>
      </text:list>
      <text:p text:style-name="P2">En tant que personne n'habitant pas à Taïwan, je souhaite un site qui me permette de faire une demande de passeport pour plus tard y faire un voyage et peut être me décider d'y emménager.</text:p>
      <text:p text:style-name="P2"/>
      <text:list xml:id="list3458880985406307489" text:style-name="L2">
        <text:list-item>
          <text:p text:style-name="P5">Presse :</text:p>
        </text:list-item>
      </text:list>
      <text:p text:style-name="P2">En tant que personne habitant à Taïwan, je souhaite un site web qui me permette de connaître les actualités de mon pays, voire même la météo du ma région.</text:p>
      <text:p text:style-name="P2">En tant que personne n'habitant pas à Taïwan, je souhaite un site web qui me permette de connaître les actualités de ce pays, voire même la météo de ce territoire.</text:p>
      <text:p text:style-name="P2"/>
      <text:list xml:id="list7027873364226193543" text:style-name="L5">
        <text:list-item>
          <text:p text:style-name="P8">Formulaire :</text:p>
        </text:list-item>
      </text:list>
      <text:p text:style-name="P2">Les demandes de passeports étant toujours lent, en tant que personne n'habitant pas à Taïwan, je souhaite un site qui mette en place une loterie qui pourrait faire gagner le passeport pour ce pays d'office,</text:p>
      <text:p text:style-name="P2"/>
      <text:list xml:id="list1328730770071571889" text:style-name="L6">
        <text:list-item>
          <text:p text:style-name="P9">Culture :</text:p>
        </text:list-item>
      </text:list>
      <text:p text:style-name="P2">En tant que personne n'habitant pas à Taïwan, je souhaite un site qui partage la culture de Taïwan au reste du mond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1T16:30:05.06</meta:creation-date>
    <dc:date>2024-10-18T10:45:28.76</dc:date>
    <meta:editing-duration>PT16H23M10S</meta:editing-duration>
    <meta:editing-cycles>23</meta:editing-cycles>
    <meta:generator>OpenOffice/4.1.15$Win32 OpenOffice.org_project/4115m2$Build-9813</meta:generator>
    <meta:document-statistic meta:table-count="0" meta:image-count="0" meta:object-count="0" meta:page-count="1" meta:paragraph-count="17" meta:word-count="303" meta:character-count="1659"/>
  </office:meta>
</office:document-meta>
</file>